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Hardware &amp; Wiring Guide</text:h>
      <text:p text:style-name="Text_20_body">This guide lists the necessary components and provides a clear wiring plan for connecting everything to the ESP32 development board. The most critical aspect of this setup is understanding the <text:span text:style-name="Strong_20_Emphasis">3.3V logic level of the ESP32</text:span>.</text:p>
      <text:h text:style-name="Heading_20_4" text:outline-level="4">1. Required Components</text:h>
      <text:list text:style-name="L1">
        <text:list-item>
          <text:p text:style-name="P1"><text:span text:style-name="Strong_20_Emphasis">Microcontroller:</text:span> 1 x <text:span text:style-name="Strong_20_Emphasis">ESP32 Development Board</text:span> (e.g., ESP32-WROOM-32 DevKitC, NodeMCU-32S, or similar). An optional <text:span text:style-name="Strong_20_Emphasis">ESP32 Breakout Board/Shield</text:span> is highly recommended to simplify connections.</text:p>
        </text:list-item>
        <text:list-item>
          <text:p text:style-name="P1"><text:span text:style-name="Strong_20_Emphasis">Stepper Motor &amp; Driver:</text:span> 1 x <text:span text:style-name="Strong_20_Emphasis">28BYJ-48 5V Stepper Motor</text:span> with its corresponding <text:span text:style-name="Strong_20_Emphasis">ULN2003 Driver Board</text:span>. These are typically sold as a kit.</text:p>
        </text:list-item>
        <text:list-item>
          <text:p text:style-name="P1"><text:span text:style-name="Strong_20_Emphasis">Real-Time Clock:</text:span> 1 x <text:span text:style-name="Strong_20_Emphasis">DS3231 RTC Module</text:span>. Ensure it has a <text:span text:style-name="Strong_20_Emphasis">CR2032 coin cell battery</text:span> installed for backup power.</text:p>
        </text:list-item>
        <text:list-item>
          <text:p text:style-name="P1"><text:span text:style-name="Strong_20_Emphasis">Power Supplies:</text:span></text:p>
          <text:list>
            <text:list-item>
              <text:p text:style-name="P1">1 x <text:span text:style-name="Strong_20_Emphasis">USB Cable (Micro-USB or USB-C)</text:span> to power the ESP32 board. A standard phone charger or computer USB port is sufficient.</text:p>
            </text:list-item>
            <text:list-item>
              <text:p text:style-name="P1">1 x <text:span text:style-name="Strong_20_Emphasis">External 5V Power Supply</text:span> to power the stepper motor driver. A 5V adapter with at least 1A (1000mA) is recommended; a <text:span text:style-name="Strong_20_Emphasis">5V 2A adapter</text:span> is ideal for ensuring stability.</text:p>
            </text:list-item>
          </text:list>
        </text:list-item>
        <text:list-item>
          <text:p text:style-name="P1"><text:span text:style-name="Strong_20_Emphasis">Wiring &amp; Prototyping:</text:span></text:p>
          <text:list>
            <text:list-item>
              <text:p text:style-name="P1"><text:span text:style-name="Strong_20_Emphasis">Jumper Wires</text:span> (Female-to-Female, Male-to-Female, Male-to-Male as needed).</text:p>
            </text:list-item>
            <text:list-item>
              <text:p text:style-name="P1"><text:span text:style-name="Strong_20_Emphasis">Decoupling Capacitors (Recommended for Stability):</text:span></text:p>
              <text:list>
                <text:list-item>
                  <text:p text:style-name="P1">1 x <text:span text:style-name="Strong_20_Emphasis">100nF (0.1µF) ceramic capacitor</text:span> (often marked "104") for the RTC module.</text:p>
                </text:list-item>
                <text:list-item>
                  <text:p text:style-name="P1">1 x <text:span text:style-name="Strong_20_Emphasis">10µF to 100µF electrolytic capacitor</text:span> for the motor driver's power input.</text:p>
                </text:list-item>
              </text:list>
            </text:list-item>
          </text:list>
        </text:list-item>
      </text:list>
      <text:h text:style-name="Heading_20_4" text:outline-level="4">2. Wiring Diagram &amp; Instructions</text:h>
      <text:p text:style-name="Text_20_body">This plan uses two separate power sources for maximum stability: the ESP32 is powered via USB, and the motor is powered by the external 5V supply.</text:p>
      <text:p text:style-name="Text_20_body"><text:span text:style-name="Strong_20_Emphasis">CRITICAL: COMMON GROUND</text:span> All components must share a common ground reference. This means a GND pin from the ESP32 <text:span text:style-name="Strong_20_Emphasis">must</text:span> be connected to the GND of the external 5V power supply that powers the motor driver.</text:p>
      <text:p text:style-name="Text_20_body"><text:span text:style-name="Strong_20_Emphasis">Step-by-Step Connections:</text:span></text:p>
      <text:list text:style-name="L2">
        <text:list-item>
          <text:p text:style-name="P2"><text:span text:style-name="Strong_20_Emphasis">Power the ESP32:</text:span> Connect the ESP32 to your computer or a USB wall adapter using its USB port.</text:p>
        </text:list-item>
        <text:list-item>
          <text:p text:style-name="P2"><text:span text:style-name="Strong_20_Emphasis">Power the Stepper Motor Driver:</text:span></text:p>
          <text:list>
            <text:list-item>
              <text:p text:style-name="P2">Connect your external 5V power adapter to the ULN2003 driver board's power input.</text:p>
              <text:list>
                <text:list-item>
                  <text:p text:style-name="P2"><text:soft-page-break/><text:span text:style-name="Source_20_Text">+</text:span> (or <text:span text:style-name="Source_20_Text">VCC</text:span>) on the ULN2003 -&gt; Positive (+) terminal of your 5V external supply.</text:p>
                </text:list-item>
                <text:list-item>
                  <text:p text:style-name="P2"><text:span text:style-name="Source_20_Text">-</text:span> (or <text:span text:style-name="Source_20_Text">GND</text:span>) on the ULN2003 -&gt; Negative (-) terminal / Ground of your 5V external supply.</text:p>
                </text:list-item>
              </text:list>
            </text:list-item>
            <text:list-item>
              <text:p text:style-name="P2"><text:span text:style-name="Strong_20_Emphasis">Add Decoupling Capacitor:</text:span> Place the 10µF-100µF electrolytic capacitor across the <text:span text:style-name="Source_20_Text">+</text:span> and <text:span text:style-name="Source_20_Text">-</text:span> terminals of the ULN2003 driver board. <text:span text:style-name="Strong_20_Emphasis">Ensure the capacitor's negative lead (marked with a stripe) goes to GND (-).</text:span></text:p>
            </text:list-item>
          </text:list>
        </text:list-item>
        <text:list-item>
          <text:p text:style-name="P2"><text:span text:style-name="Strong_20_Emphasis">Connect the Stepper Motor:</text:span> Plug the 5-pin connector from the 28BYJ-48 motor into the corresponding socket on the ULN2003 driver board. It is keyed and should only fit one way.</text:p>
        </text:list-item>
        <text:list-item>
          <text:p text:style-name="P2"><text:span text:style-name="Strong_20_Emphasis">Connect the RTC Module to the ESP32:</text:span></text:p>
          <text:list>
            <text:list-item>
              <text:p text:style-name="P2">RTC <text:span text:style-name="Source_20_Text">VCC</text:span> -&gt; ESP32 <text:span text:style-name="Strong_20_Emphasis">3V3</text:span> pin. (Powering from 3.3V ensures logic level compatibility).</text:p>
            </text:list-item>
            <text:list-item>
              <text:p text:style-name="P2">RTC <text:span text:style-name="Source_20_Text">GND</text:span> -&gt; ESP32 <text:span text:style-name="Strong_20_Emphasis">GND</text:span> pin.</text:p>
            </text:list-item>
            <text:list-item>
              <text:p text:style-name="P2">RTC <text:span text:style-name="Source_20_Text">SDA</text:span> -&gt; ESP32 <text:span text:style-name="Strong_20_Emphasis">GPIO 21</text:span> (Standard I2C Data pin).</text:p>
            </text:list-item>
            <text:list-item>
              <text:p text:style-name="P2">RTC <text:span text:style-name="Source_20_Text">SCL</text:span> -&gt; ESP32 <text:span text:style-name="Strong_20_Emphasis">GPIO 22</text:span> (Standard I2C Clock pin).</text:p>
            </text:list-item>
            <text:list-item>
              <text:p text:style-name="P2"><text:span text:style-name="Strong_20_Emphasis">Add Decoupling Capacitor:</text:span> Place the 100nF (0.1µF) ceramic capacitor across the VCC and GND pins of the RTC module, as close to the module as possible.</text:p>
            </text:list-item>
          </text:list>
        </text:list-item>
        <text:list-item>
          <text:p text:style-name="P2"><text:span text:style-name="Strong_20_Emphasis">Connect the Stepper Driver to the ESP32:</text:span></text:p>
          <text:list>
            <text:list-item>
              <text:p text:style-name="P2">ULN2003 <text:span text:style-name="Source_20_Text">IN1</text:span> -&gt; ESP32 <text:span text:style-name="Strong_20_Emphasis">GPIO 19</text:span> (Example pin)</text:p>
            </text:list-item>
            <text:list-item>
              <text:p text:style-name="P2">ULN2003 <text:span text:style-name="Source_20_Text">IN2</text:span> -&gt; ESP32 <text:span text:style-name="Strong_20_Emphasis">GPIO 18</text:span> (Example pin)</text:p>
            </text:list-item>
            <text:list-item>
              <text:p text:style-name="P2">ULN2003 <text:span text:style-name="Source_20_Text">IN3</text:span> -&gt; ESP32 <text:span text:style-name="Strong_20_Emphasis">GPIO 5</text:span> (Example pin)</text:p>
            </text:list-item>
            <text:list-item>
              <text:p text:style-name="P2">ULN2003 <text:span text:style-name="Source_20_Text">IN4</text:span> -&gt; ESP32 <text:span text:style-name="Strong_20_Emphasis">GPIO 17</text:span> (Example pin)</text:p>
            </text:list-item>
            <text:list-item>
              <text:p text:style-name="P2"><text:span text:style-name="Emphasis">(These pins can be changed in the code, but they are good choices as they are not typically used for other special functions).</text:span></text:p>
            </text:list-item>
          </text:list>
        </text:list-item>
        <text:list-item>
          <text:p text:style-name="P2"><text:span text:style-name="Strong_20_Emphasis">Establish Common Ground (Final, Crucial Step):</text:span></text:p>
          <text:list>
            <text:list-item>
              <text:p text:style-name="P2">Run a single jumper wire from any <text:span text:style-name="Strong_20_Emphasis">GND</text:span> pin on the <text:span text:style-name="Strong_20_Emphasis">ESP32</text:span> to the <text:span text:style-name="Strong_20_Emphasis"><text:span text:style-name="Source_20_Text">-</text:span></text:span><text:span text:style-name="Strong_20_Emphasis"> (GND) terminal</text:span> on the <text:span text:style-name="Strong_20_Emphasis">ULN2003 driver board</text:span> (where the external power supply's ground is connected).</text:p>
            </text:list-item>
          </text:list>
        </text:list-item>
      </text:list>
      <text:p text:style-name="Text_20_body">Your hardware is now correctly wired for the ESP32-based web-controlled system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5T06:54:33.916081092</meta:creation-date>
    <dc:date>2026-01-25T07:09:17.560418880</dc:date>
    <meta:editing-duration>PT4M33S</meta:editing-duration>
    <meta:editing-cycles>1</meta:editing-cycles>
    <meta:document-statistic meta:table-count="0" meta:image-count="0" meta:object-count="0" meta:page-count="2" meta:paragraph-count="40" meta:word-count="616" meta:character-count="3500" meta:non-whitespace-character-count="2956"/>
    <meta:generator>LibreOffice/24.2.7.2$Linux_X86_64 LibreOffice_project/420$Build-2</meta:generator>
  </office:meta>
</office:document-meta>
</file>